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74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lack-Lato" fo:font-size="20pt" fo:letter-spacing="normal" fo:font-style="normal" fo:font-weight="normal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91439572" text:style-name="L1">
        <text:list-item>
          <text:p text:style-name="P1">Título del proyecto.</text:p>
        </text:list-item>
        <text:list-item>
          <text:p text:style-name="P1">Descripción general.</text:p>
        </text:list-item>
        <text:list-item>
          <text:p text:style-name="P1">Recursos que vas a utilizar: incluye tanto hardware como software, el despliegue (máquinas que intervienen, servidores quizás, etc.), y las bibliotecas, frameworks, lenguajes y tecnologías que vas a usar.</text:p>
        </text:list-item>
        <text:list-item>
          <text:p text:style-name="P1">Número de horas de dedicación aproximados.</text:p>
        </text:list-item>
        <text:list-item>
          <text:p text:style-name="P1">Planificación temporal inicial.</text:p>
        </text:list-item>
        <text:list-item>
          <text:p text:style-name="P1">Identificación con módulos del ciclo (de 1º o 2º). Esto es, con qué módulos se relaciona tu proyecto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10:09:54.065000000</meta:creation-date>
    <dc:date>2020-01-24T10:17:45.373000000</dc:date>
    <meta:editing-duration>PT7M50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6" meta:word-count="67" meta:character-count="424" meta:non-whitespace-character-count="369"/>
  </office:meta>
</office:document-meta>
</file>